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12.0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DevicesInstance</text:p>
          </table:table-cell>
          <table:table-cell office:value-type="string" calcext:value-type="string">
            <text:p>DevicesMAChex</text:p>
          </table:table-cell>
          <table:table-cell table:style-name="ce1" office:value-type="string" calcext:value-type="string">
            <text:p>DevicesMAC</text:p>
          </table:table-cell>
          <table:table-cell table:style-name="ce1" office:value-type="string" calcext:value-type="string">
            <text:p>TableMAC</text:p>
          </table:table-cell>
          <table:table-cell table:style-name="ce1" office:value-type="string" calcext:value-type="string">
            <text:p>TableRoom</text:p>
          </table:table-cell>
          <table:table-cell office:value-type="string" calcext:value-type="string">
            <text:p>הערות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table:formula="of:=HEX2DEC([.B2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table:style-name="ce2" table:formula="of:=HEX2DEC([.B3])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table:style-name="ce2" table:formula="of:=HEX2DEC([.B4])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table:style-name="ce2" table:formula="of:=HEX2DEC([.B5])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table:style-name="ce2" table:formula="of:=HEX2DEC([.B6])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table:style-name="ce2" table:formula="of:=HEX2DEC([.B7])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52B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2" table:formula="of:=HEX2DEC([.B8])"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table:formula="of:=HEX2DEC([.B9])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2" table:formula="of:=HEX2DEC([.B10])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table:style-name="ce2" table:formula="of:=HEX2DEC([.B11])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table:style-name="ce2" table:formula="of:=HEX2DEC([.B12])" office:value-type="float" office:value="31" calcext:value-type="float">
            <text:p>31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style-name="ce2" table:formula="of:=HEX2DEC([.B13])" office:value-type="float" office:value="35" calcext:value-type="float">
            <text:p>35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table:style-name="ce2" table:formula="of:=HEX2DEC([.B14])" office:value-type="float" office:value="43" calcext:value-type="float">
            <text:p>43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table:style-name="ce2" table:formula="of:=HEX2DEC([.B15])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34B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2" table:formula="of:=HEX2DEC([.B16])"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style-name="ce2" table:formula="of:=HEX2DEC([.B17])" office:value-type="float" office:value="54" calcext:value-type="float">
            <text:p>54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11B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style-name="ce2" table:formula="of:=HEX2DEC([.B18])" office:value-type="float" office:value="55" calcext:value-type="float">
            <text:p>55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11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table:style-name="ce2" table:formula="of:=HEX2DEC([.B19])" office:value-type="float" office:value="62" calcext:value-type="float">
            <text:p>62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D</text:p>
          </table:table-cell>
          <table:table-cell table:style-name="ce2" table:formula="of:=HEX2DEC([.B20])" office:value-type="float" office:value="77" calcext:value-type="float">
            <text:p>77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2" table:formula="of:=HEX2DEC([.B21])" office:value-type="float" office:value="80" calcext:value-type="float">
            <text:p>80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15A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table:style-name="ce2" table:formula="of:=HEX2DEC([.B22])"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style-name="ce2" table:formula="of:=HEX2DEC([.B23])" office:value-type="float" office:value="86" calcext:value-type="float">
            <text:p>86</text:p>
          </table:table-cell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38B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table:style-name="ce2" table:formula="of:=HEX2DEC([.B24])" office:value-type="float" office:value="92" calcext:value-type="float">
            <text:p>92</text:p>
          </table:table-cell>
          <table:table-cell table:style-name="ce2" office:value-type="float" office:value="92" calcext:value-type="float">
            <text:p>9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style-name="ce2" table:formula="of:=HEX2DEC([.B25])" office:value-type="float" office:value="99" calcext:value-type="float">
            <text:p>99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ce2" table:formula="of:=HEX2DEC([.B26])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" table:formula="of:=HEX2DEC([.B27])" office:value-type="float" office:value="101" calcext:value-type="float">
            <text:p>101</text:p>
          </table:table-cell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3A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table:style-name="ce2" table:formula="of:=HEX2DEC([.B28])" office:value-type="float" office:value="102" calcext:value-type="float">
            <text:p>102</text:p>
          </table:table-cell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15B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table:style-name="ce2" table:formula="of:=HEX2DEC([.B29])" office:value-type="float" office:value="103" calcext:value-type="float">
            <text:p>103</text:p>
          </table:table-cell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52A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table:style-name="ce2" table:formula="of:=HEX2DEC([.B30])"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A</text:p>
          </table:table-cell>
          <table:table-cell table:style-name="ce2" table:formula="of:=HEX2DEC([.B31])" office:value-type="float" office:value="106" calcext:value-type="float">
            <text:p>106</text:p>
          </table:table-cell>
          <table:table-cell table:style-name="ce2" office:value-type="float" office:value="106" calcext:value-type="float">
            <text:p>106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D</text:p>
          </table:table-cell>
          <table:table-cell table:style-name="ce2" table:formula="of:=HEX2DEC([.B32])" office:value-type="float" office:value="109" calcext:value-type="float">
            <text:p>109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style-name="ce2" table:formula="of:=HEX2DEC([.B33])" office:value-type="float" office:value="112" calcext:value-type="float">
            <text:p>112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38A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table:style-name="ce2" table:formula="of:=HEX2DEC([.B34])" office:value-type="float" office:value="114" calcext:value-type="float">
            <text:p>114</text:p>
          </table:table-cell>
          <table:table-cell table:style-name="ce2" office:value-type="float" office:value="114" calcext:value-type="float">
            <text:p>11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table:style-name="ce2" table:formula="of:=HEX2DEC([.B35])" office:value-type="float" office:value="115" calcext:value-type="float">
            <text:p>115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style-name="ce2" table:formula="of:=HEX2DEC([.B36])" office:value-type="float" office:value="116" calcext:value-type="float">
            <text:p>116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table:style-name="ce2" table:formula="of:=HEX2DEC([.B37])" office:value-type="float" office:value="117" calcext:value-type="float">
            <text:p>117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34A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table:style-name="ce2" table:formula="of:=HEX2DEC([.B38])" office:value-type="float" office:value="118" calcext:value-type="float">
            <text:p>118</text:p>
          </table:table-cell>
          <table:table-cell table:style-name="ce2" office:value-type="float" office:value="118" calcext:value-type="float">
            <text:p>11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style-name="ce2" table:formula="of:=HEX2DEC([.B39])" office:value-type="float" office:value="120" calcext:value-type="float">
            <text:p>12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table:style-name="ce2" table:formula="of:=HEX2DEC([.B40])" office:value-type="float" office:value="121" calcext:value-type="float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table:style-name="ce2" table:formula="of:=HEX2DEC([.B41])" office:value-type="float" office:value="122" calcext:value-type="float">
            <text:p>122</text:p>
          </table:table-cell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3B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7B</text:p>
          </table:table-cell>
          <table:table-cell table:style-name="ce2" table:formula="of:=HEX2DEC([.B42])" office:value-type="float" office:value="123" calcext:value-type="float">
            <text:p>123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D</text:p>
          </table:table-cell>
          <table:table-cell table:style-name="ce2" table:formula="of:=HEX2DEC([.B43])"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table:style-name="ce2" table:formula="of:=HEX2DEC([.B44])" office:value-type="float" office:value="126" calcext:value-type="float">
            <text:p>126</text:p>
          </table:table-cell>
          <table:table-cell table:style-name="ce2" office:value-type="float" office:value="126" calcext:value-type="float">
            <text:p>12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table:style-name="ce2" table:formula="of:=HEX2DEC([.B45])" office:value-type="float" office:value="127" calcext:value-type="float">
            <text:p>127</text:p>
          </table:table-cell>
          <table:table-cell table:style-name="ce2" office:value-type="float" office:value="127" calcext:value-type="float">
            <text:p>12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"/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47:Sheet1.C47 Sheet1.D31:Sheet1.D47 Sheet1.C2:Sheet1.D45">
            <calcext:condition calcext:apply-style-name="ConditionalStyle_1" calcext:value="duplicate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number:number-style style:name="N116P0" style:volatile="true">
      <number:text>₪ </number:text>
      <number:number number:decimal-places="0" number:min-decimal-places="0" number:min-integer-digits="1" number:grouping="true"/>
    </number:number-style>
    <number:number-style style:name="N116">
      <number:text>₪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₪ 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₪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₪ </number:text>
      <number:number number:decimal-places="2" number:min-decimal-places="2" number:min-integer-digits="1" number:grouping="true"/>
    </number:number-style>
    <number:number-style style:name="N118">
      <number:text>₪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₪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₪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₪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₪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₪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₪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₪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₪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rl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5:38:28</meta:creation-date>
    <dc:language>he-IL</dc:language>
    <dc:date>2023-01-10T16:18:55.369000000</dc:date>
    <meta:editing-cycles>3</meta:editing-cycles>
    <meta:editing-duration>PT3H36M32S</meta:editing-duration>
    <meta:generator>LibreOffice/7.3.4.2$Windows_X86_64 LibreOffice_project/728fec16bd5f605073805c3c9e7c4212a0120dc5</meta:generator>
    <meta:document-statistic meta:table-count="1" meta:cell-count="226" meta:object-count="0"/>
    <meta:user-defined meta:name="AppVersion">15.0000</meta:user-defined>
    <meta:user-defined meta:name="sheets-banding"/>
    <meta:user-defined meta:name="sheets-original-selection"/>
  </office:meta>
</office:document-meta>
</file>